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adornments="Bold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100%" draw:opacity-name="" draw:textarea-horizontal-align="justify" draw:textarea-vertical-align="middle" draw:auto-grow-height="false" fo:min-height="2.798cm" fo:min-width="4.453cm"/>
    </style:style>
    <style:style style:name="gr2" style:family="graphic" style:parent-style-name="standard">
      <style:graphic-properties draw:textarea-horizontal-align="justify" draw:textarea-vertical-align="middle" draw:auto-grow-height="false" fo:min-height="2.798cm" fo:min-width="4.453cm"/>
    </style:style>
    <style:style style:name="gr3" style:family="graphic" style:parent-style-name="standard">
      <style:graphic-properties draw:textarea-horizontal-align="justify" draw:textarea-vertical-align="middle" draw:auto-grow-height="false" fo:min-height="1.497cm" fo:min-width="4.454cm"/>
    </style:style>
    <style:style style:name="gr4" style:family="graphic" style:parent-style-name="standard">
      <style:graphic-properties draw:textarea-horizontal-align="justify" draw:textarea-vertical-align="middle" draw:auto-grow-height="false" fo:min-height="1.274cm" fo:min-width="4.891cm"/>
    </style:style>
    <style:style style:name="gr5" style:family="graphic" style:parent-style-name="standard">
      <style:graphic-properties draw:fill="solid" draw:fill-color="#729fcf" draw:opacity="25%" draw:opacity-name="" draw:textarea-horizontal-align="justify" draw:textarea-vertical-align="middle" draw:auto-grow-height="false" fo:min-height="14.636cm" fo:min-width="5.469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opacity="100%"/>
      <style:paragraph-properties fo:text-align="center"/>
      <style:text-properties fo:font-variant="small-caps" fo:color="#ffffff" style:font-name="Liberation Mono"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  <style:text-properties fo:font-variant="small-caps" fo:color="#ffffff" style:font-name="Liberation Mono" fo:font-size="18pt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ff" style:font-name="Liberation Mono1" fo:font-size="18pt" fo:font-weight="bold" style:font-size-asian="18pt" style:font-size-complex="18pt"/>
    </style:style>
    <style:style style:name="P6" style:family="paragraph">
      <style:paragraph-properties fo:text-align="center"/>
      <style:text-properties fo:font-variant="small-caps" fo:color="#ffffff"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="solid" draw:fill-color="#729fcf" draw:opacity="25%"/>
      <style:paragraph-properties fo:text-align="center"/>
    </style:style>
    <style:style style:name="T1" style:family="text">
      <style:text-properties fo:font-variant="small-caps" fo:color="#ffffff" style:font-name="Liberation Mono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ffffff" style:font-name="Liberation Mono1" fo:font-size="18pt" fo:font-weight="bold" style:font-size-asian="18pt" style:font-size-complex="18pt"/>
    </style:style>
    <style:style style:name="T3" style:family="text">
      <style:text-properties fo:font-variant="small-caps" fo:color="#ffffff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53cm" svg:height="3.048cm" svg:x="7.35cm" svg:y="4.937cm">
          <text:p text:style-name="P1"><text:span text:style-name="T1">Supply Chain</text:span></text:p>
          <text:p text:style-name="P1"><text:span text:style-name="T1">applica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953cm" svg:height="3.048cm" svg:x="7.35cm" svg:y="9.332cm">
          <text:p text:style-name="P1"><text:span text:style-name="T1">REST</text:span></text:p>
          <text:p text:style-name="P1"><text:span text:style-name="T1">API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953cm" svg:height="2.794cm" svg:x="7.35cm" svg:y="20.381cm">
          <text:p text:style-name="P4"><text:span text:style-name="T2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4.953cm" svg:height="3.048cm" svg:x="7.35cm" svg:y="13.015cm">
          <text:p text:style-name="P1"><text:span text:style-name="T1">VALID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953cm" svg:height="3.048cm" svg:x="7.35cm" svg:y="16.698cm">
          <text:p text:style-name="P1"><text:span text:style-name="T1">TRANSACTION</text:span></text:p>
          <text:p text:style-name="P1"><text:span text:style-name="T1">PROCESSO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731cm" svg:height="3.048cm" svg:x="6.588cm" svg:y="24.014cm">
          <text:p text:style-name="P4"><text:span text:style-name="T3">PEER-TO-PEER</text:span></text:p>
          <text:p text:style-name="P4"><text:span text:style-name="T3">NETWORK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7" draw:layer="layout" svg:width="5.969cm" svg:height="14.886cm" svg:x="6.842cm" svg:y="8.74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adornments="Bold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opacity draw:name="Transparency_20_5" draw:display-name="Transparency 5" draw:style="axial" draw:start="100%" draw:end="0%" draw:angle="0" draw:border="0%"/>
    <draw:opacity draw:name="Transparency_20_6" draw:display-name="Transparency 6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4-05T12:15:22.990179282</meta:creation-date>
    <meta:generator>LibreOffice/6.0.7.3$Linux_X86_64 LibreOffice_project/00m0$Build-3</meta:generator>
    <dc:date>2022-04-05T12:30:21.206127642</dc:date>
    <meta:editing-duration>PT14M57S</meta:editing-duration>
    <meta:editing-cycles>3</meta:editing-cycles>
    <meta:document-statistic meta:object-count="7"/>
  </office:meta>
</office:document-meta>
</file>